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260e" officeooo:paragraph-rsid="0019260e"/>
    </style:style>
    <style:style style:name="P2" style:family="paragraph" style:parent-style-name="Standard">
      <style:text-properties officeooo:rsid="0019260e" officeooo:paragraph-rsid="001a5ea3"/>
    </style:style>
    <style:style style:name="T1" style:family="text">
      <style:text-properties officeooo:rsid="001a5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&lt; </text:span>동아리 규칙에 들어야가야 하는 내용 <text:span text:style-name="T1">&gt;</text:span></text:p>
      <text:p text:style-name="Standard"/>
      <text:p text:style-name="P1">1. 3D 구입에 돈을 지불한 사람들 명단과 연락처(핸드폰 + 이메일) 적어두기</text:p>
      <text:p text:style-name="P1">→<text:span text:style-name="T1"> </text:span>프린터를 판매하게 될 때, 명단에 개제된 사람들에게만 판매 수익이 돌아가게 하기</text:p>
      <text:p text:style-name="P1"/>
      <text:p text:style-name="P2">후배들이 자유롭게 프린터를 사용하게 할지, 사용료를 내게 할지는 </text:p>
      <text:p text:style-name="P2">남주 너가 재량으로 해도 될 것 같애</text:p>
      <text:p text:style-name="P2">작년 생각해보면, 프린터를 그리 많이 사용한 것 같지 않아서 </text:p>
      <text:p text:style-name="P2">사용료를 내라고 하지 않아도 될 것 같기도 하네... 사실 필라멘트도 많기도 하고</text:p>
      <text:p text:style-name="P1"/>
      <text:p text:style-name="P1">2. 동아리 활동 규칙</text:p>
      <text:p text:style-name="P1">- 이그나이트 1, 2 학기 참석 필수. 합당한 이유없이 불참시에는 제명.</text:p>
      <text:p text:style-name="P1">참석하지 못하는 불가피한 이유가 있을 때는 사유서를 작성해서 동아리 회장과 자문인에게 제출하기</text:p>
      <text:p text:style-name="P1">→<text:span text:style-name="T1"> 주제는 굳이 IT에 국한되지 않아도 됨</text:span></text:p>
      <text:p text:style-name="P1"/>
      <text:p text:style-name="P1">- 멘토링 참석률</text:p>
      <text:p text:style-name="P1">참석률이 80% 이하일 경우에는 제명.</text:p>
      <text:p text:style-name="P1"/>
      <text:p text:style-name="P1">- 허락된 시간 이외에 컴퓨터 게임 금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22:23:02.905629000</meta:creation-date>
    <dc:date>2015-01-24T22:40:10.587274000</dc:date>
    <meta:editing-duration>PT1M57S</meta:editing-duration>
    <meta:editing-cycles>1</meta:editing-cycles>
    <meta:document-statistic meta:table-count="0" meta:image-count="0" meta:object-count="0" meta:page-count="1" meta:paragraph-count="14" meta:word-count="317" meta:character-count="429" meta:non-whitespace-character-count="326"/>
    <meta:generator>LibreOffice/4.3.2.2$MacOSX_x86 LibreOffice_project/edfb5295ba211bd31ad47d0bad0118690f76407d</meta:generator>
  </office:meta>
</office:document-meta>
</file>